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E000000EE6BFD96952A86E3FE.png" manifest:media-type="image/png"/>
  <manifest:file-entry manifest:full-path="Pictures/10000201000000EE000000EE478C8F14E6C17E0E.png" manifest:media-type="image/png"/>
  <manifest:file-entry manifest:full-path="Pictures/10000201000000EE000000EE1FD4402D3876D9BE.png" manifest:media-type="image/png"/>
  <manifest:file-entry manifest:full-path="Pictures/10000201000000EE000000EE36B5704E007B7045.png" manifest:media-type="image/png"/>
  <manifest:file-entry manifest:full-path="Pictures/10000201000000EE000000EE8FE649FF534B60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objectwithoutfill">
      <style:graphic-properties draw:stroke="dash" draw:stroke-dash="Line_20_Style_20_9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857cm" svg:height="1.857cm" svg:x="0.011cm" svg:y="0.321cm">
          <draw:image xlink:href="Pictures/10000201000000EE000000EE478C8F14E6C17E0E.png" xlink:type="simple" xlink:show="embed" xlink:actuate="onLoad">
            <text:p/>
          </draw:image>
        </draw:frame>
        <draw:frame draw:style-name="gr1" draw:text-style-name="P1" draw:layer="layout" svg:width="1.857cm" svg:height="1.857cm" svg:x="1.957cm" svg:y="0.321cm">
          <draw:image xlink:href="Pictures/10000201000000EE000000EE1FD4402D3876D9BE.png" xlink:type="simple" xlink:show="embed" xlink:actuate="onLoad">
            <text:p/>
          </draw:image>
        </draw:frame>
        <draw:frame draw:style-name="gr1" draw:text-style-name="P1" draw:layer="layout" svg:width="1.857cm" svg:height="1.857cm" svg:x="3.903cm" svg:y="0.321cm">
          <draw:image xlink:href="Pictures/10000201000000EE000000EE36B5704E007B7045.png" xlink:type="simple" xlink:show="embed" xlink:actuate="onLoad">
            <text:p/>
          </draw:image>
        </draw:frame>
        <draw:frame draw:style-name="gr1" draw:text-style-name="P1" draw:layer="layout" svg:width="1.857cm" svg:height="1.857cm" svg:x="5.849cm" svg:y="0.321cm">
          <draw:image xlink:href="Pictures/10000201000000EE000000EE8FE649FF534B607F.png" xlink:type="simple" xlink:show="embed" xlink:actuate="onLoad">
            <text:p/>
          </draw:image>
        </draw:frame>
        <draw:frame draw:style-name="gr1" draw:text-style-name="P1" draw:layer="layout" svg:width="1.857cm" svg:height="1.857cm" svg:x="7.795cm" svg:y="0.321cm">
          <draw:image xlink:href="Pictures/10000201000000EE000000EE6BFD96952A86E3FE.png" xlink:type="simple" xlink:show="embed" xlink:actuate="onLoad">
            <text:p/>
          </draw:image>
        </draw:frame>
        <draw:line draw:style-name="gr2" draw:text-style-name="P2" draw:layer="layout" svg:x1="7.761cm" svg:y1="0cm" svg:x2="7.761cm" svg:y2="2.4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652cm" fo:page-height="2.4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5T20:29:57.743562371</meta:creation-date>
    <dc:date>2018-12-31T19:30:35.615031644</dc:date>
    <meta:editing-duration>PT3M54S</meta:editing-duration>
    <meta:editing-cycles>3</meta:editing-cycles>
    <meta:generator>LibreOffice/5.1.6.2$Linux_X86_64 LibreOffice_project/10m0$Build-2</meta:generator>
    <meta:document-statistic meta:object-count="6"/>
  </office:meta>
</office:document-meta>
</file>